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6000000913D5C97D96F25C5E8.jpg" manifest:media-type="image/jpeg"/>
  <manifest:file-entry manifest:full-path="Pictures/10000000000000C8000000B4C69FCD7DE6148FB5.jpg" manifest:media-type="image/jpeg"/>
  <manifest:file-entry manifest:full-path="Pictures/10000000000003C9000001E7BDE8E7A8DC5139F2.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Arial1" svg:font-family="Arial" style:font-pitch="variable"/>
    <style:font-face style:name="Liberation Sans"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10.666cm"/>
      <style:paragraph-properties style:writing-mode="lr-tb"/>
    </style:style>
    <style:style style:name="gr3" style:family="graphic" style:parent-style-name="standard">
      <style:graphic-properties draw:stroke="none" draw:fill="none" fo:min-height="10.449cm"/>
      <style:paragraph-properties style:writing-mode="lr-tb"/>
    </style:style>
    <style:style style:name="pr1" style:family="presentation" style:parent-style-name="_30_1_5f_Titl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_30_1_5f_Title-backgroundobjects" style:list-style-name="L2">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_30_1_5f_Titl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4" style:family="presentation" style:parent-style-name="_30_1_5f_Titl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_30_1_5f_Title-notes">
      <style:graphic-properties draw:fill-color="#ffffff" draw:auto-grow-height="true" fo:min-height="13.364cm"/>
      <style:paragraph-properties style:writing-mode="lr-tb"/>
    </style:style>
    <style:style style:name="pr6" style:family="presentation" style:parent-style-name="_30_2_5f_1Column-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pr7" style:family="presentation" style:parent-style-name="_30_2_5f_1Column-outline1">
      <style:graphic-properties draw:stroke="none" svg:stroke-width="0cm" draw:fill="none" draw:textarea-vertical-align="top" draw:auto-grow-height="false" draw:fit-to-size="false" style:shrink-to-fit="false" fo:min-height="10.798cm" fo:padding-top="0cm" fo:padding-bottom="0.1cm" fo:padding-left="0cm" fo:padding-right="0cm" fo:wrap-option="wrap"/>
      <style:paragraph-properties style:writing-mode="lr-tb"/>
    </style:style>
    <style:style style:name="pr8" style:family="presentation" style:parent-style-name="_30_2_5f_1Column-notes">
      <style:graphic-properties draw:fill-color="#ffffff" fo:min-height="13.364cm"/>
      <style:paragraph-properties style:writing-mode="lr-tb"/>
    </style:style>
    <style:style style:name="pr9" style:family="presentation" style:parent-style-name="_31_2_5f_End_5f_Slide-title" style:list-style-name="L6">
      <style:graphic-properties draw:stroke="none" svg:stroke-width="0cm" draw:fill="none" draw:textarea-vertical-align="middle" draw:auto-grow-height="false" draw:fit-to-size="false" style:shrink-to-fit="false" fo:min-height="3.181cm" fo:padding-top="0cm" fo:padding-bottom="0.1cm" fo:padding-left="0cm" fo:padding-right="0cm" fo:wrap-option="wrap"/>
      <style:paragraph-properties style:writing-mode="lr-tb"/>
    </style:style>
    <style:style style:name="pr10" style:family="presentation" style:parent-style-name="_31_2_5f_End_5f_Slid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1" style:family="presentation" style:parent-style-name="_31_2_5f_End_5f_Slide-backgroundobjects" style:list-style-name="L7">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2" style:family="presentation" style:parent-style-name="_31_2_5f_End_5f_Slid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3" style:family="presentation" style:parent-style-name="_31_2_5f_End_5f_Slide-notes">
      <style:graphic-properties draw:fill-color="#ffffff" draw:auto-grow-height="true" fo:min-height="13.364cm"/>
      <style:paragraph-properties style:writing-mode="lr-tb"/>
    </style:style>
    <style:style style:name="P1" style:family="paragraph">
      <style:paragraph-properties fo:margin-top="0cm" fo:margin-bottom="0cm" fo:line-height="1.94cm"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55pt"/>
    </style:style>
    <style:style style:name="P3" style:family="paragraph">
      <style:paragraph-properties fo:margin-left="0cm" fo:margin-right="0cm" fo:margin-top="0cm" fo:margin-bottom="0cm" fo:line-height="100%" fo:text-align="start" fo:text-indent="0cm" style:punctuation-wrap="hanging" style:writing-mode="lr-tb"/>
      <style:text-properties fo:font-size="14.6999998092651pt" style:font-size-asian="14pt" style:font-size-complex="14pt" fo:hyphenate="false"/>
    </style:style>
    <style:style style:name="P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4.6999998092651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9.19999980926514pt" style:font-size-asian="14pt" style:font-size-complex="14pt" fo:hyphenate="false"/>
    </style:style>
    <style:style style:name="P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9.19999980926514pt" style:font-size-asian="14pt" style:font-size-complex="14pt" fo:hyphenate="false"/>
    </style:style>
    <style:style style:name="P7" style:family="paragraph">
      <style:paragraph-properties fo:margin-left="0cm" fo:margin-right="0cm" fo:margin-top="0cm" fo:margin-bottom="0cm" fo:line-height="0.741cm"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writing-mode="lr-tb" style:font-independent-line-spacing="true"/>
      <style:text-properties fo:font-size="20pt"/>
    </style:style>
    <style:style style:name="P9" style:family="paragraph">
      <loext:graphic-properties draw:fill-color="#ffffff"/>
      <style:paragraph-properties style:writing-mode="lr-tb"/>
    </style:style>
    <style:style style:name="P10" style:family="paragraph">
      <style:paragraph-properties fo:margin-top="0cm" fo:margin-bottom="0cm" fo:line-height="1.376cm" fo:text-align="start"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36pt"/>
    </style:style>
    <style:style style:name="P12" style:family="paragraph">
      <style:paragraph-properties fo:margin-left="0cm" fo:margin-right="0cm" fo:margin-top="0.282cm" fo:margin-bottom="0cm" fo:line-height="0.776cm" fo:text-align="start" fo:text-indent="0cm"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loext:graphic-properties draw:fill-color="#ffffff"/>
      <style:paragraph-properties style:writing-mode="lr-tb"/>
      <style:text-properties fo:font-size="20pt"/>
    </style:style>
    <style:style style:name="P15" style:family="paragraph">
      <loext:graphic-properties draw:fill="none"/>
      <style:paragraph-properties style:writing-mode="lr-tb"/>
    </style:style>
    <style:style style:name="P16" style:family="paragraph">
      <loext:graphic-properties draw:fill="none"/>
      <style:paragraph-properties fo:margin-top="0cm" fo:margin-bottom="0cm" fo:line-height="1.693cm" fo:text-align="start" style:punctuation-wrap="hanging" style:writing-mode="lr-tb" style:font-independent-line-spacing="true"/>
      <style:text-properties fo:font-variant="normal" fo:text-transform="none" fo:color="#0079c2" style:text-line-through-style="none" style:text-line-through-type="none" style:text-position="0% 100%" style:font-name="Arial" fo:font-size="44pt" fo:letter-spacing="normal" fo:font-style="normal" style:text-underline-style="none" fo:font-weight="bold" style:font-size-asian="44pt" style:font-style-asian="normal" style:font-weight-asian="bold" style:font-size-complex="44pt" style:font-style-complex="normal" style:font-weight-complex="bold" fo:hyphenate="false"/>
    </style:style>
    <style:style style:name="P17"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addc" style:text-line-through-style="none" style:text-line-through-type="none" style:text-position="0% 100%" style:font-name="Arial" fo:font-size="10pt" fo:letter-spacing="normal" fo:language="en" fo:country="FI" fo:font-style="normal" style:text-underline-style="none" fo:font-weight="normal" style:font-size-asian="10pt" style:font-style-asian="normal" style:font-weight-asian="normal" style:font-size-complex="10pt" style:font-style-complex="normal" style:font-weight-complex="normal" fo:hyphenate="false"/>
    </style:style>
    <style:style style:name="P18" style:family="paragraph">
      <style:paragraph-properties fo:margin-left="0cm" fo:margin-right="0cm" fo:margin-top="0cm" fo:margin-bottom="0cm" fo:line-height="100%" fo:text-align="end" fo:text-indent="0cm" style:punctuation-wrap="hanging" style:writing-mode="lr-tb"/>
      <style:text-properties fo:font-size="9.19999980926514pt"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9.19999980926514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 fo:font-size="55pt" fo:letter-spacing="normal" fo:language="en" fo:country="GB" fo:font-style="normal" style:text-underline-style="none" fo:font-weight="bold" style:font-size-asian="55pt" style:font-style-asian="normal" style:font-weight-asian="bold" style:font-size-complex="55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6pt" fo:letter-spacing="normal" fo:language="fi" fo:country="FI"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8baddc" style:text-line-through-style="none" style:text-line-through-type="none" style:text-position="0% 100%" style:font-name="Arial"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0pt" fo:letter-spacing="normal" fo:language="en" fo:country="GB"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79c2" style:text-line-through-style="none" style:text-line-through-type="none" style:text-position="0% 100%" style:font-name="Arial" fo:font-size="36pt" fo:letter-spacing="normal" fo:language="fi" fo:country="FI"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letter-spacing="normal" fo:language="fi" fo:country="FI"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8baddc" style:text-line-through-style="none" style:text-line-through-type="none" style:text-position="0% 100%" style:font-name="Arial" fo:font-size="10pt" fo:letter-spacing="normal" fo:language="fi" fo:country="FI" fo:font-style="normal" style:text-underline-style="none"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badd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0_1_5f_Title" presentation:presentation-page-layout-name="AL1T0">
        <draw:frame draw:name="Title 1" presentation:style-name="pr1" draw:text-style-name="P2" draw:layer="layout" svg:width="25.548cm" svg:height="4.615cm" svg:x="1.265cm" svg:y="4.525cm" presentation:class="title" presentation:user-transformed="true">
          <draw:text-box>
            <text:p text:style-name="P1"><text:span text:style-name="T1">Tietokantahallinta</text:span></text:p>
          </draw:text-box>
        </draw:frame>
        <draw:frame draw:name="Date Placeholder 6" presentation:style-name="pr2" draw:text-style-name="P4" draw:layer="layout" svg:width="6.959cm" svg:height="0.931cm" svg:x="1.264cm" svg:y="11.615cm" presentation:class="date-time" presentation:user-transformed="true">
          <draw:text-box>
            <text:p text:style-name="P3"><text:span text:style-name="T2"><text:date style:data-style-name="D4" text:date-value="2024-04-01">01.04.2024</text:date></text:span></text:p>
          </draw:text-box>
        </draw:frame>
        <draw:frame draw:name="Footer Placeholder 7" presentation:style-name="pr3" draw:text-style-name="P6" draw:layer="layout" svg:width="21.183cm" svg:height="0.931cm" svg:x="1.264cm" svg:y="16.046cm" presentation:class="footer" presentation:user-transformed="true">
          <draw:text-box>
            <text:p text:style-name="P5"><text:span text:style-name="T3">Sauli Isonikkilä</text:span></text:p>
          </draw:text-box>
        </draw:frame>
        <draw:frame draw:name="Text Placeholder 2" presentation:style-name="pr4" draw:text-style-name="P8" draw:layer="layout" svg:width="25.549cm" svg:height="1.483cm" svg:x="1.264cm" svg:y="10.092cm" presentation:class="outline" presentation:user-transformed="true">
          <draw:text-box>
            <text:p text:style-name="P7"><text:span text:style-name="T4">Viikko 01</text:span></text:p>
          </draw:text-box>
        </draw:frame>
        <presentation:notes draw:style-name="dp2">
          <draw:page-thumbnail draw:style-name="gr1" draw:layer="layout" svg:width="19.798cm" svg:height="11.136cm" svg:x="0.6cm" svg:y="2.257cm" draw:page-number="1" presentation:class="page"/>
          <draw:frame presentation:style-name="pr5" draw:text-style-name="P9" draw:layer="layout" svg:width="16.799cm" svg:height="13.364cm" svg:x="2.1cm" svg:y="14.107cm" presentation:class="notes" presentation:placeholder="true">
            <draw:text-box/>
          </draw:frame>
        </presentation:notes>
      </draw:page>
      <draw:page draw:name="page2" draw:style-name="dp1" draw:master-page-name="_30_2_5f_1Column">
        <draw:frame draw:name="Title 7_0" presentation:style-name="pr6" draw:text-style-name="P11" draw:layer="layout" svg:width="25.549cm" svg:height="3.123cm" svg:x="1.265cm" svg:y="1.402cm" presentation:class="title" presentation:user-transformed="true">
          <draw:text-box>
            <text:p text:style-name="P10"><text:span text:style-name="T5">Miksi tietokantahallintaa tarvitaan?</text:span><text:span text:style-name="T5"><text:line-break/></text:span><text:span text:style-name="T5">(Database administration, DBA)</text:span></text:p>
          </draw:text-box>
        </draw:frame>
        <draw:frame draw:name="Content Placeholder 8_0" presentation:style-name="pr7" draw:text-style-name="P13" draw:layer="layout" svg:width="25.549cm" svg:height="10.6cm" svg:x="1.351cm" svg:y="4.8cm" presentation:class="outline" presentation:user-transformed="true">
          <draw:text-box>
            <text:list text:style-name="L5">
              <text:list-item>
                <text:p text:style-name="P12"><text:span text:style-name="T6">Tietokantoja tarvitaan nykyään kaikkialla. Esim. myynnistä, varastoihin, kuljetuksiin, lipunmyyntiin jne. Kaikki nämä ovat relaatiotietokantoja.</text:span></text:p>
              </text:list-item>
              <text:list-item>
                <text:p text:style-name="P12"><text:span text:style-name="T6">Esimerkiksi Microsoftin SQL Server on relaatiotietokanta. Kilpailijoita ovat esimerkiksi Oracle, IBM DB2, MariaDB jne.</text:span></text:p>
              </text:list-item>
              <text:list-item>
                <text:p text:style-name="P12"><text:span text:style-name="T6">Relaatiotietokantapalvelinta on ylläpidettävä. Tietokannan eheyttä on seurattava ja korjattava tarvittaessa. Varmistuksia pitää ottaa ja varmistua että palautukset onnistuvat. Uusi käyttäjiä lisäätävä tarvittavin oikeuksin. Huolehdittava tietoturvasta. Huolehdittava tietokantojen nopeudesta tarpeellisin indeksein. Tarpeettomiksi käyneet poistetaan. Seurattava mahdollisia lukkotilanteita tai muita ongelma tilanteita transaktioidenhallinnassa ajettavissa SQL komennoissa. Ylläpitäjän pitää myös selvitä tietokantapalvelimen hätäkäynnistämistä ja järjestelmän palauttamisesta tuotannolliseen ajoon takaisin.</text:span></text:p>
              </text:list-item>
            </text:list>
          </draw:text-box>
        </draw:frame>
        <presentation:notes draw:style-name="dp2">
          <draw:page-thumbnail draw:style-name="gr1" draw:layer="layout" svg:width="19.798cm" svg:height="11.136cm" svg:x="0.6cm" svg:y="2.257cm" draw:page-number="2" presentation:class="page"/>
          <draw:frame presentation:style-name="pr8" draw:text-style-name="P14" draw:layer="layout" svg:width="16.799cm" svg:height="13.364cm" svg:x="2.1cm" svg:y="14.107cm" presentation:class="notes" presentation:placeholder="true">
            <draw:text-box/>
          </draw:frame>
        </presentation:notes>
      </draw:page>
      <draw:page draw:name="page3" draw:style-name="dp1" draw:master-page-name="_30_2_5f_1Column">
        <draw:frame draw:name="Title 7_7" presentation:style-name="pr6" draw:text-style-name="P11" draw:layer="layout" svg:width="25.549cm" svg:height="3.123cm" svg:x="1.265cm" svg:y="1.402cm" presentation:class="title" presentation:user-transformed="true">
          <draw:text-box>
            <text:p text:style-name="P10"><text:span text:style-name="T5">Miksi tietokantahallintaa tarvitaan?</text:span><text:span text:style-name="T5"><text:line-break/></text:span><text:span text:style-name="T5">(Database administration, DBA)</text:span></text:p>
          </draw:text-box>
        </draw:frame>
        <draw:frame draw:name="Content Placeholder 8_5" presentation:style-name="pr7" draw:text-style-name="P13" draw:layer="layout" svg:width="25.549cm" svg:height="10.6cm" svg:x="1.351cm" svg:y="4.8cm" presentation:class="outline" presentation:user-transformed="true">
          <draw:text-box>
            <text:list text:style-name="L5">
              <text:list-header>
                <text:p text:style-name="P12"><text:span text:style-name="T6"/></text:p>
              </text:list-header>
              <text:list-item>
                <text:p text:style-name="P12"><text:span text:style-name="T6">Tällä kurssilla perehdymme siihen, miten relaatiotietokantapalvelinta ylläpidetään. Esimerkkinä käytettään Microsoft SQL Serveriä.</text:span></text:p>
              </text:list-item>
              <text:list-item>
                <text:p text:style-name="P12"><text:span text:style-name="T6">Jos kyseessä on yrityksen tai organisaation kannalta kriittisestä tiedosta, kannattaa sen ylläpito hoitaa itse. Muutoin liiketoiminnan kannalta kriittinen, tärkeä tieto vuotaa ulkopuolisten käsiin. Tällaisia tietoja ovat tuotetiedot, myytitiedot, hintatiedot, asiakastiedot jne</text:span></text:p>
              </text:list-item>
              <text:list-item>
                <text:p text:style-name="P12"><text:span text:style-name="T6">SQL Server:in avulla perehdymme ylläpitäjän keskeisiin ylläpito tehtäviin.</text:span></text:p>
              </text:list-item>
            </text:list>
          </draw:text-box>
        </draw:frame>
        <presentation:notes draw:style-name="dp3">
          <draw:page-thumbnail draw:style-name="gr1" draw:layer="layout" svg:width="19.798cm" svg:height="11.136cm" svg:x="0.6cm" svg:y="2.257cm" draw:page-number="3" presentation:class="page"/>
          <draw:frame presentation:style-name="pr8" draw:text-style-name="P14" draw:layer="layout" svg:width="16.799cm" svg:height="13.364cm" svg:x="2.1cm" svg:y="14.107cm" presentation:class="notes" presentation:placeholder="true">
            <draw:text-box/>
          </draw:frame>
        </presentation:notes>
      </draw:page>
      <draw:page draw:name="page4" draw:style-name="dp1" draw:master-page-name="_30_2_5f_1Column">
        <draw:frame draw:name="Title 7_1" presentation:style-name="pr6" draw:text-style-name="P11" draw:layer="layout" svg:width="25.549cm" svg:height="3.123cm" svg:x="1.266cm" svg:y="1.403cm" presentation:class="title" presentation:user-transformed="true">
          <draw:text-box>
            <text:p text:style-name="P10"><text:span text:style-name="T5">Opintojakson sisältö</text:span></text:p>
          </draw:text-box>
        </draw:frame>
        <draw:frame draw:style-name="gr2" draw:text-style-name="P15" draw:layer="layout" svg:width="25.657cm" svg:height="10.916cm" svg:x="1.343cm" svg:y="4.501cm">
          <draw:text-box>
            <text:p/>
            <text:p>- Tietokantojen merkitys ja käyttökohteet </text:p>
            <text:p>- Tietokantapalvelimen rakenne, toiminta ja sen tarjoamat palvelut</text:p>
            <text:p>- Tietokantapalvelimen asennus ja konfigurointi</text:p>
            <text:p>- Tietokannan luonti ja konfigurointi</text:p>
            <text:p>- Taulujen luonti, pääavaimet, ulkoiset viite-eheysavaimet sekä ulkoinen indeksien luonti hakujen nopeuttamiseksi ja eheytys</text:p>
            <text:p>- Käyttäjätunnukset, oikeudet, käyttäjäryhmät (roolit)</text:p>
            <text:p>- Roolien oikeudet tietokantoihin ja tauluihin je sql komentoihin</text:p>
            <text:p>- Tietoturva, tietokantojen salakirjoitus</text:p>
            <text:p>- Transaktiot ja niihin liittyvät ongelmatilanteet ja selviäminen</text:p>
            <text:p>- Varmistustenteko ja niiden palauttaminen (backup, restore)</text:p>
            <text:p>- Disaster Recovery: </text:p>
            <text:p>- taulun eheyttäminen ja seuranta </text:p>
            <text:p/>
          </draw:text-box>
        </draw:frame>
        <presentation:notes draw:style-name="dp2">
          <draw:page-thumbnail draw:style-name="gr1" draw:layer="layout" svg:width="19.798cm" svg:height="11.136cm" svg:x="0.6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1" draw:master-page-name="_30_2_5f_1Column">
        <draw:frame draw:name="Title 7_5" presentation:style-name="pr6" draw:text-style-name="P11" draw:layer="layout" svg:width="25.549cm" svg:height="3.123cm" svg:x="1.266cm" svg:y="1.403cm" presentation:class="title" presentation:user-transformed="true">
          <draw:text-box>
            <text:p text:style-name="P10"><text:span text:style-name="T5">Opintojakson sisältö jatkuu...</text:span><text:span text:style-name="T5"><text:line-break/></text:span><text:span text:style-name="T5"/></text:p>
          </draw:text-box>
        </draw:frame>
        <draw:frame draw:style-name="gr3" draw:text-style-name="P15" draw:layer="layout" svg:width="25.657cm" svg:height="10.699cm" svg:x="1.343cm" svg:y="4.501cm">
          <draw:text-box>
            <text:p><text:s/></text:p>
            <text:p>- indeksien eheyttäminen ja seuranta</text:p>
            <text:p>- SQL Query Optimization</text:p>
            <text:p>- Tietokantapalvelimen ylläpitäjän tehtävät ja automatisointi</text:p>
            <text:p>- Tallennetut proseduurit automatisoinnissa ja laajemmin.</text:p>
          </draw:text-box>
        </draw:frame>
        <presentation:notes draw:style-name="dp2">
          <draw:page-thumbnail draw:style-name="gr1" draw:layer="layout" svg:width="19.798cm" svg:height="11.136cm" svg:x="0.6cm" svg:y="2.257cm" draw:page-number="5" presentation:class="page"/>
          <draw:frame presentation:style-name="pr8" draw:text-style-name="P9" draw:layer="layout" svg:width="16.799cm" svg:height="13.364cm" svg:x="2.1cm" svg:y="14.107cm" presentation:class="notes" presentation:placeholder="true">
            <draw:text-box/>
          </draw:frame>
        </presentation:notes>
      </draw:page>
      <draw:page draw:name="page6" draw:style-name="dp1" draw:master-page-name="_30_2_5f_1Column">
        <draw:frame draw:name="Content Placeholder 8_1" presentation:style-name="pr7" draw:text-style-name="P13" draw:layer="layout" svg:width="25.549cm" svg:height="12.2cm" svg:x="1.265cm" svg:y="3.2cm" presentation:class="outline" presentation:user-transformed="true">
          <draw:text-box>
            <text:list text:style-name="L5">
              <text:list-item>
                <text:p text:style-name="P12"><text:span text:style-name="T6">Seuraavaksi opettelemme asentamaan Microsoft SQL Server Express palvelimen tietokoneellesi. <text:s/></text:span></text:p>
              </text:list-item>
              <text:list-item>
                <text:p text:style-name="P12"><text:span text:style-name="T6">Lisäksi tarvisemme sen ylläpitämiseen tarkoitetun Microsoft SQL Server Management Studion (SSMS). Asennamme sen myös.</text:span></text:p>
              </text:list-item>
              <text:list-item>
                <text:p text:style-name="P12"><text:span text:style-name="T6">Linkit löytyvät tämän kurssin viikkosivulta Materiaalt kappaleesta.</text:span><text:span text:style-name="T6"><text:line-break/></text:span><text:span text:style-name="T6"/></text:p>
              </text:list-item>
            </text:list>
          </draw:text-box>
        </draw:frame>
        <draw:frame draw:name="Title 7_2" presentation:style-name="pr6" draw:text-style-name="P11" draw:layer="layout" svg:width="25.549cm" svg:height="1.599cm" svg:x="1.265cm" svg:y="1.402cm" presentation:class="title" presentation:user-transformed="true">
          <draw:text-box>
            <text:p text:style-name="P10"><text:span text:style-name="T5">Tietokantapalvelimen asennus </text:span></text:p>
          </draw:text-box>
        </draw:frame>
        <presentation:notes draw:style-name="dp2">
          <draw:page-thumbnail draw:style-name="gr1" draw:layer="layout" svg:width="19.798cm" svg:height="11.136cm" svg:x="0.6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1" draw:master-page-name="_30_2_5f_1Column">
        <draw:frame draw:name="Content Placeholder 8_2" presentation:style-name="pr7" draw:text-style-name="P13" draw:layer="layout" svg:width="25.549cm" svg:height="12.2cm" svg:x="1.266cm" svg:y="3.2cm" presentation:class="outline" presentation:user-transformed="true">
          <draw:text-box>
            <text:list text:style-name="L5">
              <text:list-item>
                <text:p text:style-name="P12"><text:span text:style-name="T6">Tutustumme myös tietokantapalvelimen rakenteeseen.</text:span></text:p>
              </text:list-item>
              <text:list-item>
                <text:p text:style-name="P12"><text:span text:style-name="T6">Opettelemme <text:s/>ajamaan tietokantapalvelimen alas.</text:span></text:p>
              </text:list-item>
              <text:list-item>
                <text:p text:style-name="P12"><text:span text:style-name="T6">Opettelemme myös ajamaan tietokantapalvelimen ylös.</text:span></text:p>
              </text:list-item>
              <text:list-item>
                <text:p text:style-name="P12"><text:span text:style-name="T6">Näitä harjoitellaan viikkotehtävissä, jotka myös löytyvät kurssin viikkosivulta Tehtävät kappaleesta.</text:span></text:p>
              </text:list-item>
              <text:list-item>
                <text:p text:style-name="P12"><text:span text:style-name="T6">Nämä tehtävät palautetaan Moodlessa oleviin palautuslinkkeihin, ohjeiden mukaisesti.</text:span></text:p>
              </text:list-item>
            </text:list>
          </draw:text-box>
        </draw:frame>
        <draw:frame draw:name="Title 7_3" presentation:style-name="pr6" draw:text-style-name="P11" draw:layer="layout" svg:width="25.549cm" svg:height="1.599cm" svg:x="1.266cm" svg:y="1.402cm" presentation:class="title" presentation:user-transformed="true">
          <draw:text-box>
            <text:p text:style-name="P10"><text:span text:style-name="T5">Tietokantapalvelimeen tutustuminen </text:span></text:p>
          </draw:text-box>
        </draw:frame>
        <presentation:notes draw:style-name="dp2">
          <draw:page-thumbnail draw:style-name="gr1" draw:layer="layout" svg:width="19.798cm" svg:height="11.136cm" svg:x="0.6cm" svg:y="2.257cm" draw:page-number="7" presentation:class="page"/>
          <draw:frame presentation:style-name="pr8" draw:text-style-name="P9" draw:layer="layout" svg:width="16.799cm" svg:height="13.364cm" svg:x="2.1cm" svg:y="14.107cm" presentation:class="notes" presentation:placeholder="true">
            <draw:text-box/>
          </draw:frame>
        </presentation:notes>
      </draw:page>
      <draw:page draw:name="page8" draw:style-name="dp1" draw:master-page-name="_30_2_5f_1Column">
        <draw:frame draw:name="Content Placeholder 8_3" presentation:style-name="pr7" draw:text-style-name="P13" draw:layer="layout" svg:width="25.549cm" svg:height="12.2cm" svg:x="1.266cm" svg:y="3.2cm" presentation:class="outline" presentation:user-transformed="true">
          <draw:text-box>
            <text:list text:style-name="L5">
              <text:list-item>
                <text:p text:style-name="P12"><text:span text:style-name="T6">Tutustuessamme Tietokantapalvelimeen ja sen tarjoamiin palveluihin sekä tehdessäsi viikkotehtäviä, kannattaa niiden teon aikana selvittää itselleen seuraavia kysymyksiä.</text:span></text:p>
              </text:list-item>
              <text:list-item>
                <text:p text:style-name="P12"><text:span text:style-name="T6">Millaisia erilaisia palveluita tietokantapalvelin tarjoaa?</text:span></text:p>
              </text:list-item>
              <text:list-item>
                <text:p text:style-name="P12"><text:span text:style-name="T6">Miten tietokantapalvelin asennetaan?</text:span></text:p>
              </text:list-item>
              <text:list-item>
                <text:p text:style-name="P12"><text:span text:style-name="T6">Miten tietokantapalvelin ajateaan alas?</text:span></text:p>
              </text:list-item>
              <text:list-item>
                <text:p text:style-name="P12"><text:span text:style-name="T6">Miten tietokantapalvelin ajetaan ylös käyntiin?</text:span></text:p>
              </text:list-item>
              <text:list-item>
                <text:p text:style-name="P12"><text:span text:style-name="T6">Mitä kollaatiolla (collation) tarkoitetaan? Miksi se on tärkeä valinta uutta tietokantaa luotaessa?</text:span></text:p>
              </text:list-item>
              <text:list-item>
                <text:p text:style-name="P12"><text:span text:style-name="T6">Millaisia erilaisia autentikointi tapoja esimerkiksi SQL Server:itä löytyy?</text:span></text:p>
              </text:list-item>
              <text:list-item>
                <text:p text:style-name="P12"><text:span text:style-name="T6">Mitä autentikoinnilla tarkoitetaan?</text:span></text:p>
              </text:list-item>
              <text:list-item>
                <text:p text:style-name="P12"><text:span text:style-name="T6">SQL Serverin rakenteessa on omia piirteitään. Miksi esimerkiksi Master tietokanta on olemassa? Saako sinne luoda tavallisia käyttäjille tarkoitettuja tietokantoja? Millaiset oikeudet tässä tarvitaan? Millaiset oikeudet sinulla on omalla koneellasi olevalla SQL Server:illä?</text:span></text:p>
              </text:list-item>
            </text:list>
          </draw:text-box>
        </draw:frame>
        <draw:frame draw:name="Title 7_4" presentation:style-name="pr6" draw:text-style-name="P11" draw:layer="layout" svg:width="25.549cm" svg:height="1.599cm" svg:x="1.266cm" svg:y="1.402cm" presentation:class="title" presentation:user-transformed="true">
          <draw:text-box>
            <text:p text:style-name="P10"><text:span text:style-name="T5">Tietokantapalvelimeen rakenne ja palvelut </text:span></text:p>
          </draw:text-box>
        </draw:frame>
        <presentation:notes draw:style-name="dp2">
          <draw:page-thumbnail draw:style-name="gr1" draw:layer="layout" svg:width="19.798cm" svg:height="11.136cm" svg:x="0.6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1" draw:master-page-name="_30_2_5f_1Column">
        <draw:frame draw:name="Content Placeholder 8_4" presentation:style-name="pr7" draw:text-style-name="P13" draw:layer="layout" svg:width="25.549cm" svg:height="12.2cm" svg:x="1.266cm" svg:y="3.2cm" presentation:class="outline" presentation:user-transformed="true">
          <draw:text-box>
            <text:list text:style-name="L5">
              <text:list-item>
                <text:p text:style-name="P12"><text:span text:style-name="T6">Miksi msdb -tietokanta on olemassa SQL Server:issä?</text:span></text:p>
              </text:list-item>
              <text:list-item>
                <text:p text:style-name="P12"><text:span text:style-name="T6">Miksi tempdb -tietokanta on olemassa?</text:span></text:p>
              </text:list-item>
              <text:list-item>
                <text:p text:style-name="P12"><text:span text:style-name="T6">Mitä instanssilla tarkoitetaan SQL Server:issä?</text:span></text:p>
              </text:list-item>
              <text:list-item>
                <text:p text:style-name="P12"><text:span text:style-name="T6">Entä mitä tarkoitetaan schemalla SQL Server:issä?</text:span></text:p>
              </text:list-item>
              <text:list-item>
                <text:p text:style-name="P12"><text:span text:style-name="T6"/></text:p>
              </text:list-item>
            </text:list>
          </draw:text-box>
        </draw:frame>
        <draw:frame draw:name="Title 7_6" presentation:style-name="pr6" draw:text-style-name="P11" draw:layer="layout" svg:width="25.549cm" svg:height="1.599cm" svg:x="1.266cm" svg:y="1.402cm" presentation:class="title" presentation:user-transformed="true">
          <draw:text-box>
            <text:p text:style-name="P10"><text:span text:style-name="T5">Tietokantapalvelimeen rakenne ja palvelut </text:span></text:p>
          </draw:text-box>
        </draw:frame>
        <presentation:notes draw:style-name="dp2">
          <draw:page-thumbnail draw:style-name="gr1" draw:layer="layout" svg:width="19.798cm" svg:height="11.136cm" svg:x="0.6cm" svg:y="2.257cm" draw:page-number="9" presentation:class="page"/>
          <draw:frame presentation:style-name="pr8" draw:text-style-name="P9" draw:layer="layout" svg:width="16.799cm" svg:height="13.364cm" svg:x="2.1cm" svg:y="14.107cm" presentation:class="notes" presentation:placeholder="true">
            <draw:text-box/>
          </draw:frame>
        </presentation:notes>
      </draw:page>
      <draw:page draw:name="page10" draw:style-name="dp1" draw:master-page-name="_31_2_5f_End_5f_Slide">
        <draw:frame draw:name="Title 1" presentation:style-name="pr9" draw:text-style-name="P16" draw:layer="layout" svg:width="12.898cm" svg:height="3.228cm" svg:x="13.999cm" svg:y="7.135cm" presentation:class="title" presentation:placeholder="true" presentation:user-transformed="true">
          <draw:text-box/>
        </draw:frame>
        <draw:frame draw:name="Date Placeholder 2" presentation:style-name="pr10" draw:text-style-name="P6" draw:layer="layout" svg:width="4.28cm" svg:height="0.931cm" svg:x="1.264cm" svg:y="16.046cm" presentation:class="date-time" presentation:user-transformed="true">
          <draw:text-box>
            <text:p text:style-name="P5"><text:span text:style-name="T7"><text:date style:data-style-name="D4" text:date-value="2024-04-01">01.04.2024</text:date></text:span></text:p>
          </draw:text-box>
        </draw:frame>
        <draw:frame draw:name="Footer Placeholder 3" presentation:style-name="pr11" draw:text-style-name="P17" draw:layer="layout" svg:width="16.902cm" svg:height="0.931cm" svg:x="5.546cm" svg:y="16.046cm" presentation:class="footer" presentation:user-transformed="true">
          <draw:text-box>
            <text:p/>
          </draw:text-box>
        </draw:frame>
        <draw:frame draw:name="Slide Number Placeholder 4" presentation:style-name="pr12" draw:text-style-name="P19" draw:layer="layout" svg:width="7.106cm" svg:height="0.931cm" svg:x="19.707cm" svg:y="16.046cm" presentation:class="page-number" presentation:user-transformed="true">
          <draw:text-box>
            <text:p text:style-name="P18"><text:span text:style-name="T3"><text:page-number>3</text:page-number></text:span></text:p>
          </draw:text-box>
        </draw:frame>
        <presentation:notes draw:style-name="dp2">
          <draw:page-thumbnail draw:style-name="gr1" draw:layer="layout" svg:width="19.798cm" svg:height="11.136cm" svg:x="0.6cm" svg:y="2.257cm" draw:page-number="10" presentation:class="page"/>
          <draw:frame presentation:style-name="pr1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Arial1" svg:font-family="Arial" style:font-pitch="variable"/>
    <style:font-face style:name="Liberation Sans"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i"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i_20_ilman_20_täyttöä_20_ja_20_viivaa" style:display-name="Objekti ilman täyttöä ja viiva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_30_1_5f_Title-background" style:display-name="01_Title-background" style:family="presentation">
      <style:graphic-properties draw:stroke="none" draw:fill="solid" draw:fill-color="#ffffff"/>
      <style:text-properties style:letter-kerning="true"/>
    </style:style>
    <style:style style:name="_30_1_5f_Title-backgroundobjects" style:display-name="01_Title-backgroundobjects" style:family="presentation">
      <style:graphic-properties draw:textarea-horizontal-align="justify" draw:shadow="hidden" draw:shadow-offset-x="0.2cm" draw:shadow-offset-y="0.2cm" draw:shadow-color="#808080"/>
      <style:text-properties style:letter-kerning="true"/>
    </style:style>
    <style:style style:name="_30_1_5f_Title-notes" style:display-name="01_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1_5f_Title-outline1" style:display-name="01_Title-outline1" style:family="presentation">
      <style:graphic-properties draw:stroke="none" draw:fill="none" draw:auto-grow-height="false" draw:fit-to-size="shrink-to-fit" style:shrink-to-fit="true">
        <text:list-style style:name="_30_1_5f_Title-outline1" style:display-name="01_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1_5f_Title-outline2" style:display-name="01_Title-outline2" style:family="presentation" style:parent-style-name="_30_1_5f_Title-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3" style:display-name="01_Title-outline3" style:family="presentation" style:parent-style-name="_30_1_5f_Title-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4" style:display-name="01_Title-outline4" style:family="presentation" style:parent-style-name="_30_1_5f_Title-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5" style:display-name="01_Title-outline5" style:family="presentation" style:parent-style-name="_30_1_5f_Title-outline4">
      <style:paragraph-properties fo:margin-left="0cm" fo:margin-right="0cm" fo:margin-top="0.091cm" fo:margin-bottom="0cm" fo:text-indent="0cm"/>
      <style:text-properties fo:font-size="18.3999996185303pt" style:font-size-asian="20pt" style:font-size-complex="20pt"/>
    </style:style>
    <style:style style:name="_30_1_5f_Title-outline6" style:display-name="01_Title-outline6" style:family="presentation" style:parent-style-name="_30_1_5f_Title-outline5">
      <style:paragraph-properties fo:margin-left="0cm" fo:margin-right="0cm" fo:margin-top="0.091cm" fo:margin-bottom="0cm" fo:text-indent="0cm"/>
      <style:text-properties fo:font-size="18.3999996185303pt" style:font-size-asian="20pt" style:font-size-complex="20pt"/>
    </style:style>
    <style:style style:name="_30_1_5f_Title-outline7" style:display-name="01_Title-outline7" style:family="presentation" style:parent-style-name="_30_1_5f_Title-outline6">
      <style:paragraph-properties fo:margin-left="0cm" fo:margin-right="0cm" fo:margin-top="0.091cm" fo:margin-bottom="0cm" fo:text-indent="0cm"/>
      <style:text-properties fo:font-size="18.3999996185303pt" style:font-size-asian="20pt" style:font-size-complex="20pt"/>
    </style:style>
    <style:style style:name="_30_1_5f_Title-outline8" style:display-name="01_Title-outline8" style:family="presentation" style:parent-style-name="_30_1_5f_Title-outline7">
      <style:paragraph-properties fo:margin-left="0cm" fo:margin-right="0cm" fo:margin-top="0.091cm" fo:margin-bottom="0cm" fo:text-indent="0cm"/>
      <style:text-properties fo:font-size="18.3999996185303pt" style:font-size-asian="20pt" style:font-size-complex="20pt"/>
    </style:style>
    <style:style style:name="_30_1_5f_Title-outline9" style:display-name="01_Title-outline9" style:family="presentation" style:parent-style-name="_30_1_5f_Title-outline8">
      <style:paragraph-properties fo:margin-left="0cm" fo:margin-right="0cm" fo:margin-top="0.091cm" fo:margin-bottom="0cm" fo:text-indent="0cm"/>
      <style:text-properties fo:font-size="18.3999996185303pt" style:font-size-asian="20pt" style:font-size-complex="20pt"/>
    </style:style>
    <style:style style:name="_30_1_5f_Title-subtitle" style:display-name="01_Title-subtitle" style:family="presentation">
      <style:graphic-properties draw:stroke="none" draw:fill="none" draw:textarea-vertical-align="middle">
        <text:list-style style:name="_30_1_5f_Title-subtitle" style:display-name="01_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1_5f_Title-title" style:display-name="01_Title-title" style:family="presentation">
      <style:graphic-properties draw:stroke="none" draw:fill="none" draw:textarea-vertical-align="middle">
        <text:list-style style:name="_30_1_5f_Title-title" style:display-name="01_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2_5f_1Column-background" style:display-name="02_1Column-background" style:family="presentation">
      <style:graphic-properties draw:stroke="none" draw:fill="solid" draw:fill-color="#ffffff"/>
      <style:text-properties style:letter-kerning="true"/>
    </style:style>
    <style:style style:name="_30_2_5f_1Column-backgroundobjects" style:display-name="02_1Column-backgroundobjects" style:family="presentation">
      <style:graphic-properties draw:textarea-horizontal-align="justify" draw:shadow="hidden" draw:shadow-offset-x="0.2cm" draw:shadow-offset-y="0.2cm" draw:shadow-color="#808080"/>
      <style:text-properties style:letter-kerning="true"/>
    </style:style>
    <style:style style:name="_30_2_5f_1Column-notes" style:display-name="02_1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2_5f_1Column-outline1" style:display-name="02_1Column-outline1" style:family="presentation">
      <style:graphic-properties draw:stroke="none" draw:fill="none" draw:auto-grow-height="false" draw:fit-to-size="shrink-to-fit" style:shrink-to-fit="true">
        <text:list-style style:name="_30_2_5f_1Column-outline1" style:display-name="02_1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2_5f_1Column-outline2" style:display-name="02_1Column-outline2" style:family="presentation" style:parent-style-name="_30_2_5f_1Column-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3" style:display-name="02_1Column-outline3" style:family="presentation" style:parent-style-name="_30_2_5f_1Column-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4" style:display-name="02_1Column-outline4" style:family="presentation" style:parent-style-name="_30_2_5f_1Column-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5" style:display-name="02_1Column-outline5" style:family="presentation" style:parent-style-name="_30_2_5f_1Column-outline4">
      <style:paragraph-properties fo:margin-left="0cm" fo:margin-right="0cm" fo:margin-top="0.091cm" fo:margin-bottom="0cm" fo:text-indent="0cm"/>
      <style:text-properties fo:font-size="18.3999996185303pt" style:font-size-asian="20pt" style:font-size-complex="20pt"/>
    </style:style>
    <style:style style:name="_30_2_5f_1Column-outline6" style:display-name="02_1Column-outline6" style:family="presentation" style:parent-style-name="_30_2_5f_1Column-outline5">
      <style:paragraph-properties fo:margin-left="0cm" fo:margin-right="0cm" fo:margin-top="0.091cm" fo:margin-bottom="0cm" fo:text-indent="0cm"/>
      <style:text-properties fo:font-size="18.3999996185303pt" style:font-size-asian="20pt" style:font-size-complex="20pt"/>
    </style:style>
    <style:style style:name="_30_2_5f_1Column-outline7" style:display-name="02_1Column-outline7" style:family="presentation" style:parent-style-name="_30_2_5f_1Column-outline6">
      <style:paragraph-properties fo:margin-left="0cm" fo:margin-right="0cm" fo:margin-top="0.091cm" fo:margin-bottom="0cm" fo:text-indent="0cm"/>
      <style:text-properties fo:font-size="18.3999996185303pt" style:font-size-asian="20pt" style:font-size-complex="20pt"/>
    </style:style>
    <style:style style:name="_30_2_5f_1Column-outline8" style:display-name="02_1Column-outline8" style:family="presentation" style:parent-style-name="_30_2_5f_1Column-outline7">
      <style:paragraph-properties fo:margin-left="0cm" fo:margin-right="0cm" fo:margin-top="0.091cm" fo:margin-bottom="0cm" fo:text-indent="0cm"/>
      <style:text-properties fo:font-size="18.3999996185303pt" style:font-size-asian="20pt" style:font-size-complex="20pt"/>
    </style:style>
    <style:style style:name="_30_2_5f_1Column-outline9" style:display-name="02_1Column-outline9" style:family="presentation" style:parent-style-name="_30_2_5f_1Column-outline8">
      <style:paragraph-properties fo:margin-left="0cm" fo:margin-right="0cm" fo:margin-top="0.091cm" fo:margin-bottom="0cm" fo:text-indent="0cm"/>
      <style:text-properties fo:font-size="18.3999996185303pt" style:font-size-asian="20pt" style:font-size-complex="20pt"/>
    </style:style>
    <style:style style:name="_30_2_5f_1Column-subtitle" style:display-name="02_1Column-subtitle" style:family="presentation">
      <style:graphic-properties draw:stroke="none" draw:fill="none" draw:textarea-vertical-align="middle">
        <text:list-style style:name="_30_2_5f_1Column-subtitle" style:display-name="02_1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2_5f_1Column-title" style:display-name="02_1Column-title" style:family="presentation">
      <style:graphic-properties draw:stroke="none" draw:fill="none" draw:textarea-vertical-align="middle">
        <text:list-style style:name="_30_2_5f_1Column-title" style:display-name="02_1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3_5f_1Column_5f_Subheadline_5f_Box-background" style:display-name="03_1Column_Subheadline_Box-background" style:family="presentation">
      <style:graphic-properties draw:stroke="none" draw:fill="solid" draw:fill-color="#ffffff"/>
      <style:text-properties style:letter-kerning="true"/>
    </style:style>
    <style:style style:name="_30_3_5f_1Column_5f_Subheadline_5f_Box-backgroundobjects" style:display-name="03_1Column_Subheadline_Box-backgroundobjects" style:family="presentation">
      <style:graphic-properties draw:textarea-horizontal-align="justify" draw:shadow="hidden" draw:shadow-offset-x="0.2cm" draw:shadow-offset-y="0.2cm" draw:shadow-color="#808080"/>
      <style:text-properties style:letter-kerning="true"/>
    </style:style>
    <style:style style:name="_30_3_5f_1Column_5f_Subheadline_5f_Box-notes" style:display-name="03_1Column_Subheadline_Bo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3_5f_1Column_5f_Subheadline_5f_Box-outline1" style:display-name="03_1Column_Subheadline_Box-outline1" style:family="presentation">
      <style:graphic-properties draw:stroke="none" draw:fill="none" draw:auto-grow-height="false" draw:fit-to-size="shrink-to-fit" style:shrink-to-fit="true">
        <text:list-style style:name="_30_3_5f_1Column_5f_Subheadline_5f_Box-outline1" style:display-name="03_1Column_Subheadline_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3_5f_1Column_5f_Subheadline_5f_Box-outline2" style:display-name="03_1Column_Subheadline_Box-outline2" style:family="presentation" style:parent-style-name="_30_3_5f_1Column_5f_Subheadline_5f_Box-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3" style:display-name="03_1Column_Subheadline_Box-outline3" style:family="presentation" style:parent-style-name="_30_3_5f_1Column_5f_Subheadline_5f_Box-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4" style:display-name="03_1Column_Subheadline_Box-outline4" style:family="presentation" style:parent-style-name="_30_3_5f_1Column_5f_Subheadline_5f_Box-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5" style:display-name="03_1Column_Subheadline_Box-outline5" style:family="presentation" style:parent-style-name="_30_3_5f_1Column_5f_Subheadline_5f_Box-outline4">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6" style:display-name="03_1Column_Subheadline_Box-outline6" style:family="presentation" style:parent-style-name="_30_3_5f_1Column_5f_Subheadline_5f_Box-outline5">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7" style:display-name="03_1Column_Subheadline_Box-outline7" style:family="presentation" style:parent-style-name="_30_3_5f_1Column_5f_Subheadline_5f_Box-outline6">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8" style:display-name="03_1Column_Subheadline_Box-outline8" style:family="presentation" style:parent-style-name="_30_3_5f_1Column_5f_Subheadline_5f_Box-outline7">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9" style:display-name="03_1Column_Subheadline_Box-outline9" style:family="presentation" style:parent-style-name="_30_3_5f_1Column_5f_Subheadline_5f_Box-outline8">
      <style:paragraph-properties fo:margin-left="0cm" fo:margin-right="0cm" fo:margin-top="0.091cm" fo:margin-bottom="0cm" fo:text-indent="0cm"/>
      <style:text-properties fo:font-size="18.3999996185303pt" style:font-size-asian="20pt" style:font-size-complex="20pt"/>
    </style:style>
    <style:style style:name="_30_3_5f_1Column_5f_Subheadline_5f_Box-subtitle" style:display-name="03_1Column_Subheadline_Box-subtitle" style:family="presentation">
      <style:graphic-properties draw:stroke="none" draw:fill="none" draw:textarea-vertical-align="middle">
        <text:list-style style:name="_30_3_5f_1Column_5f_Subheadline_5f_Box-subtitle" style:display-name="03_1Column_Subheadline_Bo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3_5f_1Column_5f_Subheadline_5f_Box-title" style:display-name="03_1Column_Subheadline_Box-title" style:family="presentation">
      <style:graphic-properties draw:stroke="none" draw:fill="none" draw:textarea-vertical-align="middle">
        <text:list-style style:name="_30_3_5f_1Column_5f_Subheadline_5f_Box-title" style:display-name="03_1Column_Subheadline_Bo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5_5f_Comparison_5f_Subheadline_5f_Box-background" style:display-name="05_Comparison_Subheadline_Box-background" style:family="presentation">
      <style:graphic-properties draw:stroke="none" draw:fill="solid" draw:fill-color="#ffffff"/>
      <style:text-properties style:letter-kerning="true"/>
    </style:style>
    <style:style style:name="_30_5_5f_Comparison_5f_Subheadline_5f_Box-backgroundobjects" style:display-name="05_Comparison_Subheadline_Box-backgroundobjects" style:family="presentation">
      <style:graphic-properties draw:textarea-horizontal-align="justify" draw:shadow="hidden" draw:shadow-offset-x="0.2cm" draw:shadow-offset-y="0.2cm" draw:shadow-color="#808080"/>
      <style:text-properties style:letter-kerning="true"/>
    </style:style>
    <style:style style:name="_30_5_5f_Comparison_5f_Subheadline_5f_Box-notes" style:display-name="05_Comparison_Subheadline_Bo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5_5f_Comparison_5f_Subheadline_5f_Box-outline1" style:display-name="05_Comparison_Subheadline_Box-outline1" style:family="presentation">
      <style:graphic-properties draw:stroke="none" draw:fill="none" draw:auto-grow-height="false" draw:fit-to-size="shrink-to-fit" style:shrink-to-fit="true">
        <text:list-style style:name="_30_5_5f_Comparison_5f_Subheadline_5f_Box-outline1" style:display-name="05_Comparison_Subheadline_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5_5f_Comparison_5f_Subheadline_5f_Box-outline2" style:display-name="05_Comparison_Subheadline_Box-outline2" style:family="presentation" style:parent-style-name="_30_5_5f_Comparison_5f_Subheadline_5f_Box-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3" style:display-name="05_Comparison_Subheadline_Box-outline3" style:family="presentation" style:parent-style-name="_30_5_5f_Comparison_5f_Subheadline_5f_Box-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4" style:display-name="05_Comparison_Subheadline_Box-outline4" style:family="presentation" style:parent-style-name="_30_5_5f_Comparison_5f_Subheadline_5f_Box-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5" style:display-name="05_Comparison_Subheadline_Box-outline5" style:family="presentation" style:parent-style-name="_30_5_5f_Comparison_5f_Subheadline_5f_Box-outline4">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6" style:display-name="05_Comparison_Subheadline_Box-outline6" style:family="presentation" style:parent-style-name="_30_5_5f_Comparison_5f_Subheadline_5f_Box-outline5">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7" style:display-name="05_Comparison_Subheadline_Box-outline7" style:family="presentation" style:parent-style-name="_30_5_5f_Comparison_5f_Subheadline_5f_Box-outline6">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8" style:display-name="05_Comparison_Subheadline_Box-outline8" style:family="presentation" style:parent-style-name="_30_5_5f_Comparison_5f_Subheadline_5f_Box-outline7">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9" style:display-name="05_Comparison_Subheadline_Box-outline9" style:family="presentation" style:parent-style-name="_30_5_5f_Comparison_5f_Subheadline_5f_Box-outline8">
      <style:paragraph-properties fo:margin-left="0cm" fo:margin-right="0cm" fo:margin-top="0.091cm" fo:margin-bottom="0cm" fo:text-indent="0cm"/>
      <style:text-properties fo:font-size="18.3999996185303pt" style:font-size-asian="20pt" style:font-size-complex="20pt"/>
    </style:style>
    <style:style style:name="_30_5_5f_Comparison_5f_Subheadline_5f_Box-subtitle" style:display-name="05_Comparison_Subheadline_Box-subtitle" style:family="presentation">
      <style:graphic-properties draw:stroke="none" draw:fill="none" draw:textarea-vertical-align="middle">
        <text:list-style style:name="_30_5_5f_Comparison_5f_Subheadline_5f_Box-subtitle" style:display-name="05_Comparison_Subheadline_Bo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5_5f_Comparison_5f_Subheadline_5f_Box-title" style:display-name="05_Comparison_Subheadline_Box-title" style:family="presentation">
      <style:graphic-properties draw:stroke="none" draw:fill="none" draw:textarea-vertical-align="middle">
        <text:list-style style:name="_30_5_5f_Comparison_5f_Subheadline_5f_Box-title" style:display-name="05_Comparison_Subheadline_Bo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4_5f_1Column_5f_Number-background" style:display-name="04_1Column_Number-background" style:family="presentation">
      <style:graphic-properties draw:stroke="none" draw:fill="solid" draw:fill-color="#ffffff"/>
      <style:text-properties style:letter-kerning="true"/>
    </style:style>
    <style:style style:name="_30_4_5f_1Column_5f_Number-backgroundobjects" style:display-name="04_1Column_Number-backgroundobjects" style:family="presentation">
      <style:graphic-properties draw:textarea-horizontal-align="justify" draw:shadow="hidden" draw:shadow-offset-x="0.2cm" draw:shadow-offset-y="0.2cm" draw:shadow-color="#808080"/>
      <style:text-properties style:letter-kerning="true"/>
    </style:style>
    <style:style style:name="_30_4_5f_1Column_5f_Number-notes" style:display-name="04_1Column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4_5f_1Column_5f_Number-outline1" style:display-name="04_1Column_Number-outline1" style:family="presentation">
      <style:graphic-properties draw:stroke="none" draw:fill="none" draw:auto-grow-height="false" draw:fit-to-size="shrink-to-fit" style:shrink-to-fit="true">
        <text:list-style style:name="_30_4_5f_1Column_5f_Number-outline1" style:display-name="04_1Column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4_5f_1Column_5f_Number-outline2" style:display-name="04_1Column_Number-outline2" style:family="presentation" style:parent-style-name="_30_4_5f_1Column_5f_Number-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3" style:display-name="04_1Column_Number-outline3" style:family="presentation" style:parent-style-name="_30_4_5f_1Column_5f_Number-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4" style:display-name="04_1Column_Number-outline4" style:family="presentation" style:parent-style-name="_30_4_5f_1Column_5f_Number-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5" style:display-name="04_1Column_Number-outline5" style:family="presentation" style:parent-style-name="_30_4_5f_1Column_5f_Number-outline4">
      <style:paragraph-properties fo:margin-left="0cm" fo:margin-right="0cm" fo:margin-top="0.091cm" fo:margin-bottom="0cm" fo:text-indent="0cm"/>
      <style:text-properties fo:font-size="18.3999996185303pt" style:font-size-asian="20pt" style:font-size-complex="20pt"/>
    </style:style>
    <style:style style:name="_30_4_5f_1Column_5f_Number-outline6" style:display-name="04_1Column_Number-outline6" style:family="presentation" style:parent-style-name="_30_4_5f_1Column_5f_Number-outline5">
      <style:paragraph-properties fo:margin-left="0cm" fo:margin-right="0cm" fo:margin-top="0.091cm" fo:margin-bottom="0cm" fo:text-indent="0cm"/>
      <style:text-properties fo:font-size="18.3999996185303pt" style:font-size-asian="20pt" style:font-size-complex="20pt"/>
    </style:style>
    <style:style style:name="_30_4_5f_1Column_5f_Number-outline7" style:display-name="04_1Column_Number-outline7" style:family="presentation" style:parent-style-name="_30_4_5f_1Column_5f_Number-outline6">
      <style:paragraph-properties fo:margin-left="0cm" fo:margin-right="0cm" fo:margin-top="0.091cm" fo:margin-bottom="0cm" fo:text-indent="0cm"/>
      <style:text-properties fo:font-size="18.3999996185303pt" style:font-size-asian="20pt" style:font-size-complex="20pt"/>
    </style:style>
    <style:style style:name="_30_4_5f_1Column_5f_Number-outline8" style:display-name="04_1Column_Number-outline8" style:family="presentation" style:parent-style-name="_30_4_5f_1Column_5f_Number-outline7">
      <style:paragraph-properties fo:margin-left="0cm" fo:margin-right="0cm" fo:margin-top="0.091cm" fo:margin-bottom="0cm" fo:text-indent="0cm"/>
      <style:text-properties fo:font-size="18.3999996185303pt" style:font-size-asian="20pt" style:font-size-complex="20pt"/>
    </style:style>
    <style:style style:name="_30_4_5f_1Column_5f_Number-outline9" style:display-name="04_1Column_Number-outline9" style:family="presentation" style:parent-style-name="_30_4_5f_1Column_5f_Number-outline8">
      <style:paragraph-properties fo:margin-left="0cm" fo:margin-right="0cm" fo:margin-top="0.091cm" fo:margin-bottom="0cm" fo:text-indent="0cm"/>
      <style:text-properties fo:font-size="18.3999996185303pt" style:font-size-asian="20pt" style:font-size-complex="20pt"/>
    </style:style>
    <style:style style:name="_30_4_5f_1Column_5f_Number-subtitle" style:display-name="04_1Column_Number-subtitle" style:family="presentation">
      <style:graphic-properties draw:stroke="none" draw:fill="none" draw:textarea-vertical-align="middle">
        <text:list-style style:name="_30_4_5f_1Column_5f_Number-subtitle" style:display-name="04_1Column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4_5f_1Column_5f_Number-title" style:display-name="04_1Column_Number-title" style:family="presentation">
      <style:graphic-properties draw:stroke="none" draw:fill="none" draw:textarea-vertical-align="middle">
        <text:list-style style:name="_30_4_5f_1Column_5f_Number-title" style:display-name="04_1Column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2_5f_End_5f_Slide-background" style:display-name="12_End_Slide-background" style:family="presentation">
      <style:graphic-properties draw:stroke="none" draw:fill="solid" draw:fill-color="#ffffff"/>
      <style:text-properties style:letter-kerning="true"/>
    </style:style>
    <style:style style:name="_31_2_5f_End_5f_Slide-backgroundobjects" style:display-name="12_End_Slide-backgroundobjects" style:family="presentation">
      <style:graphic-properties draw:textarea-horizontal-align="justify" draw:shadow="hidden" draw:shadow-offset-x="0.2cm" draw:shadow-offset-y="0.2cm" draw:shadow-color="#808080"/>
      <style:text-properties style:letter-kerning="true"/>
    </style:style>
    <style:style style:name="_31_2_5f_End_5f_Slide-notes" style:display-name="12_End_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_5f_End_5f_Slide-outline1" style:display-name="12_End_Slide-outline1" style:family="presentation">
      <style:graphic-properties draw:stroke="none" draw:fill="none" draw:auto-grow-height="false" draw:fit-to-size="shrink-to-fit" style:shrink-to-fit="true">
        <text:list-style style:name="_31_2_5f_End_5f_Slide-outline1" style:display-name="12_End_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2_5f_End_5f_Slide-outline2" style:display-name="12_End_Slide-outline2" style:family="presentation" style:parent-style-name="_31_2_5f_End_5f_Slide-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3" style:display-name="12_End_Slide-outline3" style:family="presentation" style:parent-style-name="_31_2_5f_End_5f_Slide-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4" style:display-name="12_End_Slide-outline4" style:family="presentation" style:parent-style-name="_31_2_5f_End_5f_Slide-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5" style:display-name="12_End_Slide-outline5" style:family="presentation" style:parent-style-name="_31_2_5f_End_5f_Slide-outline4">
      <style:paragraph-properties fo:margin-left="0cm" fo:margin-right="0cm" fo:margin-top="0.091cm" fo:margin-bottom="0cm" fo:text-indent="0cm"/>
      <style:text-properties fo:font-size="18.3999996185303pt" style:font-size-asian="20pt" style:font-size-complex="20pt"/>
    </style:style>
    <style:style style:name="_31_2_5f_End_5f_Slide-outline6" style:display-name="12_End_Slide-outline6" style:family="presentation" style:parent-style-name="_31_2_5f_End_5f_Slide-outline5">
      <style:paragraph-properties fo:margin-left="0cm" fo:margin-right="0cm" fo:margin-top="0.091cm" fo:margin-bottom="0cm" fo:text-indent="0cm"/>
      <style:text-properties fo:font-size="18.3999996185303pt" style:font-size-asian="20pt" style:font-size-complex="20pt"/>
    </style:style>
    <style:style style:name="_31_2_5f_End_5f_Slide-outline7" style:display-name="12_End_Slide-outline7" style:family="presentation" style:parent-style-name="_31_2_5f_End_5f_Slide-outline6">
      <style:paragraph-properties fo:margin-left="0cm" fo:margin-right="0cm" fo:margin-top="0.091cm" fo:margin-bottom="0cm" fo:text-indent="0cm"/>
      <style:text-properties fo:font-size="18.3999996185303pt" style:font-size-asian="20pt" style:font-size-complex="20pt"/>
    </style:style>
    <style:style style:name="_31_2_5f_End_5f_Slide-outline8" style:display-name="12_End_Slide-outline8" style:family="presentation" style:parent-style-name="_31_2_5f_End_5f_Slide-outline7">
      <style:paragraph-properties fo:margin-left="0cm" fo:margin-right="0cm" fo:margin-top="0.091cm" fo:margin-bottom="0cm" fo:text-indent="0cm"/>
      <style:text-properties fo:font-size="18.3999996185303pt" style:font-size-asian="20pt" style:font-size-complex="20pt"/>
    </style:style>
    <style:style style:name="_31_2_5f_End_5f_Slide-outline9" style:display-name="12_End_Slide-outline9" style:family="presentation" style:parent-style-name="_31_2_5f_End_5f_Slide-outline8">
      <style:paragraph-properties fo:margin-left="0cm" fo:margin-right="0cm" fo:margin-top="0.091cm" fo:margin-bottom="0cm" fo:text-indent="0cm"/>
      <style:text-properties fo:font-size="18.3999996185303pt" style:font-size-asian="20pt" style:font-size-complex="20pt"/>
    </style:style>
    <style:style style:name="_31_2_5f_End_5f_Slide-subtitle" style:display-name="12_End_Slide-subtitle" style:family="presentation">
      <style:graphic-properties draw:stroke="none" draw:fill="none" draw:textarea-vertical-align="middle">
        <text:list-style style:name="_31_2_5f_End_5f_Slide-subtitle" style:display-name="12_End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_5f_End_5f_Slide-title" style:display-name="12_End_Slide-title" style:family="presentation">
      <style:graphic-properties draw:stroke="none" draw:fill="none" draw:textarea-vertical-align="middle">
        <text:list-style style:name="_31_2_5f_End_5f_Slide-title" style:display-name="12_End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0079c2" draw:textarea-vertical-align="middle" draw:auto-grow-height="false" draw:fit-to-size="false" style:shrink-to-fit="false" fo:min-height="1.591cm" fo:min-width="27.5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35cm, 0cm, 0.602cm, 0cm)" draw:image-opacity="100%" style:mirror="none"/>
    </style:style>
    <style:style style:name="Mgr5" style:family="graphic" style:parent-style-name="standard">
      <style:graphic-properties draw:stroke="none" svg:stroke-width="0.035cm" draw:stroke-linejoin="miter" svg:stroke-linecap="butt" draw:fill="solid" draw:fill-color="#0079c2" draw:textarea-vertical-align="middle" draw:auto-grow-height="false" draw:fit-to-size="false" style:shrink-to-fit="false" fo:min-height="17.772cm" fo:min-width="27.5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0_1_5f_Titl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_30_1_5f_Titl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_30_1_5f_Titl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_30_1_5f_Title-backgroundobjects">
      <style:graphic-properties draw:stroke="none" draw:fill="none" draw:fill-color="#ffffff" draw:auto-grow-height="false" fo:min-height="1.485cm"/>
      <style:paragraph-properties style:writing-mode="lr-tb"/>
    </style:style>
    <style:style style:name="Mpr5" style:family="presentation" style:parent-style-name="_30_1_5f_Titl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_30_2_5f_1Column-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7" style:family="presentation" style:parent-style-name="_30_2_5f_1Column-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8" style:family="presentation" style:parent-style-name="_30_2_5f_1Column-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9" style:family="presentation" style:parent-style-name="_30_2_5f_1Column-backgroundobjects">
      <style:graphic-properties draw:stroke="none" draw:fill="none" draw:fill-color="#ffffff" draw:auto-grow-height="false" fo:min-height="1.485cm"/>
      <style:paragraph-properties style:writing-mode="lr-tb"/>
    </style:style>
    <style:style style:name="Mpr10" style:family="presentation" style:parent-style-name="_30_2_5f_1Column-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30_3_5f_1Column_5f_Subheadline_5f_Box-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2" style:family="presentation" style:parent-style-name="_30_3_5f_1Column_5f_Subheadline_5f_Box-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13" style:family="presentation" style:parent-style-name="_30_3_5f_1Column_5f_Subheadline_5f_Bo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_30_3_5f_1Column_5f_Subheadline_5f_Box-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15" style:family="presentation" style:parent-style-name="_30_3_5f_1Column_5f_Subheadline_5f_Box-backgroundobjects">
      <style:graphic-properties draw:stroke="none" draw:fill="none" draw:fill-color="#ffffff" draw:auto-grow-height="false" fo:min-height="1.485cm"/>
      <style:paragraph-properties style:writing-mode="lr-tb"/>
    </style:style>
    <style:style style:name="Mpr16" style:family="presentation" style:parent-style-name="_30_3_5f_1Column_5f_Subheadline_5f_Box-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_30_5_5f_Comparison_5f_Subheadline_5f_Box-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18" style:family="presentation" style:parent-style-name="_30_5_5f_Comparison_5f_Subheadline_5f_Bo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9" style:family="presentation" style:parent-style-name="_30_5_5f_Comparison_5f_Subheadline_5f_Box-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20" style:family="presentation" style:parent-style-name="_30_5_5f_Comparison_5f_Subheadline_5f_Box-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1" style:family="presentation" style:parent-style-name="_30_5_5f_Comparison_5f_Subheadline_5f_Box-backgroundobjects">
      <style:graphic-properties draw:stroke="none" draw:fill="none" draw:fill-color="#ffffff" draw:auto-grow-height="false" fo:min-height="1.485cm"/>
      <style:paragraph-properties style:writing-mode="lr-tb"/>
    </style:style>
    <style:style style:name="Mpr22" style:family="presentation" style:parent-style-name="_30_5_5f_Comparison_5f_Subheadline_5f_Box-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_30_4_5f_1Column_5f_Number-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24" style:family="presentation" style:parent-style-name="_30_4_5f_1Column_5f_Number-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25" style:family="presentation" style:parent-style-name="_30_4_5f_1Column_5f_Number-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6" style:family="presentation" style:parent-style-name="_30_4_5f_1Column_5f_Number-backgroundobjects">
      <style:graphic-properties draw:stroke="none" draw:fill="none" draw:fill-color="#ffffff" draw:auto-grow-height="false" fo:min-height="1.485cm"/>
      <style:paragraph-properties style:writing-mode="lr-tb"/>
    </style:style>
    <style:style style:name="Mpr27" style:family="presentation" style:parent-style-name="_30_4_5f_1Column_5f_Number-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_31_2_5f_End_5f_Slid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9" style:family="presentation" style:parent-style-name="_31_2_5f_End_5f_Slide-title">
      <style:graphic-properties draw:stroke="none" svg:stroke-width="0cm" draw:fill="none" draw:textarea-vertical-align="middle" draw:auto-grow-height="false" draw:fit-to-size="false" style:shrink-to-fit="false" fo:min-height="3.181cm" fo:padding-top="0cm" fo:padding-bottom="0.1cm" fo:padding-left="0cm" fo:padding-right="0cm" fo:wrap-option="wrap"/>
      <style:paragraph-properties style:writing-mode="lr-tb"/>
    </style:style>
    <style:style style:name="Mpr30" style:family="presentation" style:parent-style-name="_31_2_5f_End_5f_Slid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1" style:family="presentation" style:parent-style-name="_31_2_5f_End_5f_Slide-backgroundobjects">
      <style:graphic-properties draw:stroke="none" draw:fill="none" draw:fill-color="#ffffff" draw:auto-grow-height="false" fo:min-height="1.485cm"/>
      <style:paragraph-properties style:writing-mode="lr-tb"/>
    </style:style>
    <style:style style:name="Mpr32" style:family="presentation" style:parent-style-name="_31_2_5f_End_5f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79c2"/>
      <style:paragraph-properties fo:text-align="center"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94cm" fo:text-align="start"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55pt"/>
    </style:style>
    <style:style style:name="MP9"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6pt" style:font-size-asian="14pt" style:font-size-complex="14pt"/>
    </style:style>
    <style:style style:name="MP11"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3" style:family="paragraph">
      <style:paragraph-properties fo:margin-left="0cm" fo:margin-right="0cm" fo:margin-top="0cm" fo:margin-bottom="0cm" fo:line-height="0.741cm"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20pt"/>
    </style:style>
    <style:style style:name="MP15" style:family="paragraph">
      <style:paragraph-properties fo:margin-top="0cm" fo:margin-bottom="0cm" fo:line-height="1.376cm"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36pt"/>
    </style:style>
    <style:style style:name="MP17" style:family="paragraph">
      <style:paragraph-properties fo:margin-left="0cm" fo:margin-right="0cm" fo:margin-top="0.282cm" fo:margin-bottom="0cm" fo:line-height="0.776cm" fo:text-align="start" fo:text-indent="0cm" style:punctuation-wrap="hanging" style:writing-mode="lr-tb"/>
      <style:text-properties fo:hyphenate="false"/>
    </style:style>
    <style:style style:name="MP18" style:family="paragraph">
      <style:paragraph-properties fo:margin-left="0cm" fo:margin-right="0cm" fo:margin-top="0.282cm" fo:margin-bottom="0cm" fo:line-height="0.706cm"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18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21" style:family="paragraph">
      <style:paragraph-properties fo:margin-top="0cm" fo:margin-bottom="0cm" fo:line-height="1.693cm" fo:text-align="start"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44pt"/>
    </style:style>
    <style:style style:name="MP23" style:family="paragraph">
      <style:paragraph-properties fo:margin-left="0cm" fo:margin-right="0cm" fo:margin-top="0.212cm" fo:margin-bottom="0cm" fo:line-height="0.847cm" fo:text-align="start" fo:text-indent="0cm" style:punctuation-wrap="hanging" style:writing-mode="lr-tb">
        <style:tab-stops>
          <style:tab-stop style:position="0cm"/>
        </style:tab-stops>
      </style:paragraph-properties>
      <style:text-properties fo:hyphenate="false"/>
    </style:style>
    <style:style style:name="MP24" style:family="paragraph">
      <style:paragraph-properties>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55pt" fo:letter-spacing="normal" fo:language="en" fo:country="US" fo:font-style="normal" style:text-underline-style="none" fo:font-weight="bold" style:font-size-asian="55pt" style:font-style-asian="normal" style:font-weight-asian="bold" style:font-size-complex="55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 fo:font-size="16pt" fo:letter-spacing="normal" fo:language="fi" fo:country="FI"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8baddc" style:text-line-through-style="none" style:text-line-through-type="none" style:text-position="0% 100%" style:font-name="Arial"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MT6" style:family="text">
      <style:text-properties fo:font-variant="normal" fo:text-transform="none" fo:color="#0079c2" style:text-line-through-style="none" style:text-line-through-type="none" style:text-position="0% 100%" style:font-name="Arial"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8baddc" style:text-line-through-style="none" style:text-line-through-type="none" style:text-position="0% 100%" style:font-name="Arial" fo:font-size="10pt" fo:letter-spacing="normal" fo:language="fi" fo:country="FI"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8baddc" style:text-line-through-style="none" style:text-line-through-type="none" style:text-position="0% 100%" style:font-name="Arial"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MT11" style:family="text">
      <style:text-properties fo:font-variant="normal" fo:text-transform="none" fo:color="#0079c2" style:text-line-through-style="none" style:text-line-through-type="none" style:text-position="0% 100%" style:font-name="Arial" fo:font-size="44pt" fo:letter-spacing="normal" fo:language="en" fo:country="GB" fo:font-style="normal" style:text-underline-style="none" fo:font-weight="bold" style:font-size-asian="44pt" style:font-style-asian="normal" style:font-weight-asian="bold" style:font-size-complex="44pt" style:font-style-complex="normal" style:font-weight-complex="bold"/>
    </style:style>
    <style:style style:name="MT12" style:family="text">
      <style:text-properties fo:font-variant="normal" fo:text-transform="none" fo:color="#0079c2" style:text-line-through-style="none" style:text-line-through-type="none" style:text-position="0% 100%" style:font-name="Arial" fo:font-size="18pt" fo:letter-spacing="normal" fo:language="en" fo:country="GB" fo:font-style="normal" style:text-underline-style="none" fo:font-weight="bold" style:font-size-asian="18pt" style:font-style-asian="normal" style:font-weight-asian="bold" style:font-size-complex="18pt" style:font-style-complex="normal" style:font-weight-complex="bold"/>
    </style:style>
    <style:style style:name="MT13" style:family="text">
      <style:text-properties fo:font-variant="normal" fo:text-transform="none" fo:color="#0079c2" style:text-line-through-style="none" style:text-line-through-type="none" style:text-position="0% 100%" style:font-name="Arial" fo:font-size="28pt" fo:letter-spacing="normal" fo:language="en" fo:country="GB" fo:font-style="normal" style:text-underline-style="none" fo:font-weight="bold" style:font-size-asian="28pt" style:font-style-asian="normal" style:font-weight-asian="bold"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401cm" text:min-label-width="0.599cm"/>
        <style:text-properties fo:font-family="Wingdings" style:font-pitch="variable" style:font-charset="x-symbol" fo:color="#8badd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401cm" text:min-label-width="0.599cm"/>
        <style:text-properties fo:font-family="Wingdings" style:font-pitch="variable" style:font-charset="x-symbol" fo:color="#8baddc" fo:font-size="100%"/>
      </text:list-level-style-bullet>
      <text:list-level-style-bullet text:level="4" text:bullet-char="">
        <style:list-level-properties text:space-before="3.401cm" text:min-label-width="0.599cm"/>
        <style:text-properties fo:font-family="Wingdings" style:font-pitch="variable" style:font-charset="x-symbol" fo:color="#8baddc"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401cm" text:min-label-width="0.599cm"/>
        <style:text-properties fo:font-family="Wingdings" style:font-pitch="variable" style:font-charset="x-symbol" fo:color="#8baddc" fo:font-size="100%"/>
      </text:list-level-style-bullet>
      <text:list-level-style-bullet text:level="4" text:bullet-char="">
        <style:list-level-properties text:space-before="3.401cm" text:min-label-width="0.599cm"/>
        <style:text-properties fo:font-family="Wingdings" style:font-pitch="variable" style:font-charset="x-symbol" fo:color="#8baddc" fo:font-size="100%"/>
      </text:list-level-style-bullet>
      <text:list-level-style-bullet text:level="5" text:bullet-char="">
        <style:list-level-properties text:space-before="4.401cm" text:min-label-width="0.599cm"/>
        <style:text-properties fo:font-family="Wingdings" style:font-pitch="variable" style:font-charset="x-symbol" fo:color="#8baddc"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_30_1_5f_Title" style:display-name="01_Title"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custom-shape draw:name="Rectangle 6" draw:style-name="Mgr5" draw:text-style-name="MP5" draw:layer="backgroundobjects" svg:width="27.999cm" svg:height="18.021cm" svg:x="0.001cm" svg:y="-0.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6" draw:layer="backgroundobjects" svg:width="10.195cm" svg:height="3.618cm" svg:x="16.618cm" svg:y="12.381cm">
        <draw:image xlink:href="Pictures/10000000000001C6000000913D5C97D96F25C5E8.jpg" xlink:type="simple" xlink:show="embed" xlink:actuate="onLoad" loext:mime-type="image/jpeg">
          <text:p/>
        </draw:image>
        <svg:desc>A picture containing drawing

Description automatically generated</svg:desc>
      </draw:frame>
      <draw:frame draw:name="Title 1" presentation:style-name="Mpr1" draw:text-style-name="MP8" draw:layer="backgroundobjects" svg:width="25.549cm" svg:height="4.615cm" svg:x="1.264cm" svg:y="4.525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6.959cm" svg:height="0.931cm" svg:x="1.264cm" svg:y="11.615cm" presentation:class="date-time" presentation:user-transformed="true">
        <draw:text-box>
          <text:p text:style-name="MP9"><text:span text:style-name="MT3"><text:date style:data-style-name="D4" text:date-value="2024-04-01">01.04.2024</text:date></text:span></text:p>
        </draw:text-box>
      </draw:frame>
      <draw:frame draw:name="Footer Placeholder 4" presentation:style-name="Mpr2" draw:text-style-name="MP11" draw:layer="backgroundobjects" svg:width="21.183cm" svg:height="0.931cm" svg:x="1.264cm" svg:y="16.046cm" presentation:class="footer" presentation:user-transformed="true">
        <draw:text-box>
          <text:p/>
        </draw:text-box>
      </draw:frame>
      <draw:frame draw:name="Slide Number Placeholder 5" presentation:style-name="Mpr2" draw:text-style-name="MP11" draw:layer="backgroundobjects" svg:width="7.106cm" svg:height="0.931cm" svg:x="19.707cm" svg:y="16.046cm" presentation:class="page-number" presentation:user-transformed="true">
        <draw:text-box>
          <text:p text:style-name="MP12"><text:span text:style-name="MT4"><text:page-number>3</text:page-number></text:span></text:p>
        </draw:text-box>
      </draw:frame>
      <draw:frame draw:name="Text Placeholder 2" presentation:style-name="Mpr3" draw:text-style-name="MP14" draw:layer="backgroundobjects" svg:width="25.549cm" svg:height="1.483cm" svg:x="1.264cm" svg:y="10.092cm" presentation:class="outline" presentation:user-transformed="true">
        <draw:text-box>
          <text:list text:style-name="ML3">
            <text:list-item>
              <text:p text:style-name="MP13"><text:span text:style-name="MT5">Edit Master text styles</text:span></text:p>
            </text:list-item>
          </text:list>
        </draw:text-box>
      </draw:frame>
      <presentation:notes style:page-layout-name="PM0">
        <draw:page-thumbnail presentation:style-name="_30_1_5f_Title-title" draw:layer="backgroundobjects" svg:width="19.798cm" svg:height="11.136cm" svg:x="0.6cm" svg:y="2.257cm" presentation:class="page"/>
        <draw:frame presentation:style-name="_30_1_5f_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_30_2_5f_1Column" style:display-name="02_1Column"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6" draw:text-style-name="MP16" draw:layer="backgroundobjects" svg:width="25.549cm" svg:height="3.123cm" svg:x="1.264cm" svg:y="1.401cm" presentation:class="title" presentation:user-transformed="true">
        <draw:text-box>
          <text:p text:style-name="MP15"><text:span text:style-name="MT6">Click to edit Master title style</text:span></text:p>
        </draw:text-box>
      </draw:frame>
      <draw:frame draw:name="Content Placeholder 3" presentation:style-name="Mpr7" draw:text-style-name="MP19" draw:layer="backgroundobjects" svg:width="25.549cm" svg:height="10.564cm" svg:x="1.264cm" svg:y="4.525cm" presentation:class="outline" presentation:user-transformed="true">
        <draw:text-box>
          <text:list text:style-name="ML3">
            <text:list-item>
              <text:p text:style-name="MP17"><text:span text:style-name="MT7">Edit Master text styles</text:span></text:p>
              <text:list>
                <text:list-item>
                  <text:p text:style-name="MP18"><text:span text:style-name="MT8">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8" draw:text-style-name="MP11" draw:layer="backgroundobjects" svg:width="4.28cm" svg:height="0.931cm" svg:x="1.264cm" svg:y="16.046cm" presentation:class="date-time" presentation:user-transformed="true">
        <draw:text-box>
          <text:p text:style-name="MP20"><text:span text:style-name="MT9"><text:date style:data-style-name="D4" text:date-value="2024-04-01">01.04.2024</text:date></text:span></text:p>
        </draw:text-box>
      </draw:frame>
      <draw:frame draw:name="Footer Placeholder 7" presentation:style-name="Mpr8" draw:text-style-name="MP11" draw:layer="backgroundobjects" svg:width="16.902cm" svg:height="0.931cm" svg:x="5.546cm" svg:y="16.046cm" presentation:class="footer" presentation:user-transformed="true">
        <draw:text-box>
          <text:p/>
        </draw:text-box>
      </draw:frame>
      <draw:frame draw:name="Slide Number Placeholder 8" presentation:style-name="Mpr8" draw:text-style-name="MP11" draw:layer="backgroundobjects" svg:width="7.106cm" svg:height="0.931cm" svg:x="19.707cm" svg:y="16.046cm" presentation:class="page-number" presentation:user-transformed="true">
        <draw:text-box>
          <text:p text:style-name="MP12"><text:span text:style-name="MT4"><text:page-number>3</text:page-number></text:span></text:p>
        </draw:text-box>
      </draw:frame>
      <presentation:notes style:page-layout-name="PM0">
        <draw:page-thumbnail presentation:style-name="_30_2_5f_1Column-title" draw:layer="backgroundobjects" svg:width="19.798cm" svg:height="11.136cm" svg:x="0.6cm" svg:y="2.257cm" presentation:class="page"/>
        <draw:frame presentation:style-name="_30_2_5f_1Column-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_30_3_5f_1Column_5f_Subheadline_5f_Box" style:display-name="03_1Column_Subheadline_Box"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Date Placeholder 6" presentation:style-name="Mpr11" draw:text-style-name="MP11" draw:layer="backgroundobjects" svg:width="4.28cm" svg:height="0.931cm" svg:x="1.264cm" svg:y="16.046cm" presentation:class="date-time" presentation:user-transformed="true">
        <draw:text-box>
          <text:p text:style-name="MP20"><text:span text:style-name="MT9"><text:date style:data-style-name="D4" text:date-value="2024-04-01">01.04.2024</text:date></text:span></text:p>
        </draw:text-box>
      </draw:frame>
      <draw:frame draw:name="Footer Placeholder 7" presentation:style-name="Mpr11" draw:text-style-name="MP11" draw:layer="backgroundobjects" svg:width="16.902cm" svg:height="0.931cm" svg:x="5.546cm" svg:y="16.046cm" presentation:class="footer" presentation:user-transformed="true">
        <draw:text-box>
          <text:p/>
        </draw:text-box>
      </draw:frame>
      <draw:frame draw:name="Slide Number Placeholder 8" presentation:style-name="Mpr11" draw:text-style-name="MP11" draw:layer="backgroundobjects" svg:width="7.106cm" svg:height="0.931cm" svg:x="19.707cm" svg:y="16.046cm" presentation:class="page-number" presentation:user-transformed="true">
        <draw:text-box>
          <text:p text:style-name="MP12"><text:span text:style-name="MT4"><text:page-number>3</text:page-number></text:span></text:p>
        </draw:text-box>
      </draw:frame>
      <draw:frame draw:name="Title 1" presentation:style-name="Mpr12" draw:text-style-name="MP16" draw:layer="backgroundobjects" svg:width="25.549cm" svg:height="3.109cm" svg:x="1.264cm" svg:y="1.401cm" presentation:class="title" presentation:user-transformed="true">
        <draw:text-box>
          <text:p text:style-name="MP15"><text:span text:style-name="MT6">Click to edit Master title style</text:span></text:p>
        </draw:text-box>
      </draw:frame>
      <draw:frame draw:name="Text Placeholder 2" presentation:style-name="Mpr13" draw:text-style-name="MP19" draw:layer="backgroundobjects" svg:width="25.549cm" svg:height="1.483cm" svg:x="1.264cm" svg:y="4.51cm" presentation:class="outline" presentation:user-transformed="true">
        <draw:text-box>
          <text:list text:style-name="ML3">
            <text:list-item>
              <text:p text:style-name="MP13"><text:span text:style-name="MT10">Edit Master text styles</text:span></text:p>
            </text:list-item>
          </text:list>
        </draw:text-box>
      </draw:frame>
      <draw:frame draw:name="Content Placeholder 3" presentation:style-name="Mpr14" draw:text-style-name="MP19" draw:layer="backgroundobjects" svg:width="25.549cm" svg:height="9.083cm" svg:x="1.264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presentation:notes style:page-layout-name="PM0">
        <draw:page-thumbnail presentation:style-name="_30_3_5f_1Column_5f_Subheadline_5f_Box-title" draw:layer="backgroundobjects" svg:width="19.798cm" svg:height="11.136cm" svg:x="0.6cm" svg:y="2.257cm" presentation:class="page"/>
        <draw:frame presentation:style-name="_30_3_5f_1Column_5f_Subheadline_5f_Box-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_30_5_5f_Comparison_5f_Subheadline_5f_Box" style:display-name="05_Comparison_Subheadline_Box"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17" draw:text-style-name="MP16" draw:layer="backgroundobjects" svg:width="25.549cm" svg:height="3.098cm" svg:x="1.264cm" svg:y="1.401cm" presentation:class="title" presentation:user-transformed="true">
        <draw:text-box>
          <text:p text:style-name="MP15"><text:span text:style-name="MT6">Click to edit Master title style</text:span></text:p>
        </draw:text-box>
      </draw:frame>
      <draw:frame draw:name="Text Placeholder 2" presentation:style-name="Mpr18" draw:text-style-name="MP19" draw:layer="backgroundobjects" svg:width="12.322cm" svg:height="1.483cm" svg:x="1.264cm" svg:y="4.51cm" presentation:class="outline" presentation:user-transformed="true">
        <draw:text-box>
          <text:list text:style-name="ML3">
            <text:list-item>
              <text:p text:style-name="MP13"><text:span text:style-name="MT10">Edit Master text styles</text:span></text:p>
            </text:list-item>
          </text:list>
        </draw:text-box>
      </draw:frame>
      <draw:frame draw:name="Content Placeholder 3" presentation:style-name="Mpr19" draw:text-style-name="MP19" draw:layer="backgroundobjects" svg:width="12.322cm" svg:height="9.083cm" svg:x="1.264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20" draw:text-style-name="MP11" draw:layer="backgroundobjects" svg:width="4.28cm" svg:height="0.931cm" svg:x="1.264cm" svg:y="16.046cm" presentation:class="date-time" presentation:user-transformed="true">
        <draw:text-box>
          <text:p text:style-name="MP20"><text:span text:style-name="MT9"><text:date style:data-style-name="D4" text:date-value="2024-04-01">01.04.2024</text:date></text:span></text:p>
        </draw:text-box>
      </draw:frame>
      <draw:frame draw:name="Footer Placeholder 7" presentation:style-name="Mpr20" draw:text-style-name="MP11" draw:layer="backgroundobjects" svg:width="16.902cm" svg:height="0.931cm" svg:x="5.546cm" svg:y="16.046cm" presentation:class="footer" presentation:user-transformed="true">
        <draw:text-box>
          <text:p/>
        </draw:text-box>
      </draw:frame>
      <draw:frame draw:name="Slide Number Placeholder 8" presentation:style-name="Mpr20" draw:text-style-name="MP11" draw:layer="backgroundobjects" svg:width="7.106cm" svg:height="0.931cm" svg:x="19.707cm" svg:y="16.046cm" presentation:class="page-number" presentation:user-transformed="true">
        <draw:text-box>
          <text:p text:style-name="MP12"><text:span text:style-name="MT4"><text:page-number>3</text:page-number></text:span></text:p>
        </draw:text-box>
      </draw:frame>
      <draw:frame draw:name="Text Placeholder 2" presentation:style-name="Mpr18" draw:text-style-name="MP19" draw:layer="backgroundobjects" svg:width="12.377cm" svg:height="1.483cm" svg:x="14.437cm" svg:y="4.51cm" presentation:class="outline" presentation:user-transformed="true">
        <draw:text-box>
          <text:p text:style-name="MP13"><text:span text:style-name="MT10">Edit Master text styles</text:span></text:p>
        </draw:text-box>
      </draw:frame>
      <draw:frame draw:name="Content Placeholder 3" presentation:style-name="Mpr19" draw:text-style-name="MP19" draw:layer="backgroundobjects" svg:width="12.377cm" svg:height="9.083cm" svg:x="14.437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presentation:notes style:page-layout-name="PM0">
        <draw:page-thumbnail presentation:style-name="_30_5_5f_Comparison_5f_Subheadline_5f_Box-title" draw:layer="backgroundobjects" svg:width="19.798cm" svg:height="11.136cm" svg:x="0.6cm" svg:y="2.257cm" presentation:class="page"/>
        <draw:frame presentation:style-name="_30_5_5f_Comparison_5f_Subheadline_5f_Box-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_30_4_5f_1Column_5f_Number" style:display-name="04_1Column_Number"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23" draw:text-style-name="MP16" draw:layer="backgroundobjects" svg:width="25.549cm" svg:height="3.123cm" svg:x="1.264cm" svg:y="1.401cm" presentation:class="title" presentation:user-transformed="true">
        <draw:text-box>
          <text:p text:style-name="MP15"><text:span text:style-name="MT6">Click to edit Master title style</text:span></text:p>
        </draw:text-box>
      </draw:frame>
      <draw:frame draw:name="Content Placeholder 3" presentation:style-name="Mpr24" draw:text-style-name="MP19" draw:layer="backgroundobjects" svg:width="25.549cm" svg:height="10.564cm" svg:x="1.264cm" svg:y="4.525cm" presentation:class="outline" presentation:user-transformed="true">
        <draw:text-box>
          <text:list text:style-name="ML3">
            <text:list-item>
              <text:p text:style-name="MP17"><text:span text:style-name="MT7">Edit Master text styles</text:span></text:p>
              <text:list>
                <text:list-item>
                  <text:p text:style-name="MP18"><text:span text:style-name="MT8">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25" draw:text-style-name="MP11" draw:layer="backgroundobjects" svg:width="4.28cm" svg:height="0.931cm" svg:x="1.264cm" svg:y="16.046cm" presentation:class="date-time" presentation:user-transformed="true">
        <draw:text-box>
          <text:p text:style-name="MP20"><text:span text:style-name="MT9"><text:date style:data-style-name="D4" text:date-value="2024-04-01">01.04.2024</text:date></text:span></text:p>
        </draw:text-box>
      </draw:frame>
      <draw:frame draw:name="Footer Placeholder 7" presentation:style-name="Mpr25" draw:text-style-name="MP11" draw:layer="backgroundobjects" svg:width="16.902cm" svg:height="0.931cm" svg:x="5.546cm" svg:y="16.046cm" presentation:class="footer" presentation:user-transformed="true">
        <draw:text-box>
          <text:p/>
        </draw:text-box>
      </draw:frame>
      <draw:frame draw:name="Slide Number Placeholder 8" presentation:style-name="Mpr25" draw:text-style-name="MP11" draw:layer="backgroundobjects" svg:width="7.106cm" svg:height="0.931cm" svg:x="19.707cm" svg:y="16.046cm" presentation:class="page-number" presentation:user-transformed="true">
        <draw:text-box>
          <text:p text:style-name="MP12"><text:span text:style-name="MT4"><text:page-number>3</text:page-number></text:span></text:p>
        </draw:text-box>
      </draw:frame>
      <presentation:notes style:page-layout-name="PM0">
        <draw:page-thumbnail presentation:style-name="_30_4_5f_1Column_5f_Number-title" draw:layer="backgroundobjects" svg:width="19.798cm" svg:height="11.136cm" svg:x="0.6cm" svg:y="2.257cm" presentation:class="page"/>
        <draw:frame presentation:style-name="_30_4_5f_1Column_5f_Number-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_31_2_5f_End_5f_Slide" style:display-name="12_End_Slide"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Date Placeholder 6" presentation:style-name="Mpr28" draw:text-style-name="MP11" draw:layer="backgroundobjects" svg:width="4.28cm" svg:height="0.931cm" svg:x="1.264cm" svg:y="16.046cm" presentation:class="date-time" presentation:user-transformed="true">
        <draw:text-box>
          <text:p text:style-name="MP20"><text:span text:style-name="MT9"><text:date style:data-style-name="D4" text:date-value="2024-04-01">01.04.2024</text:date></text:span></text:p>
        </draw:text-box>
      </draw:frame>
      <draw:frame draw:name="Footer Placeholder 7" presentation:style-name="Mpr28" draw:text-style-name="MP11" draw:layer="backgroundobjects" svg:width="16.902cm" svg:height="0.931cm" svg:x="5.546cm" svg:y="16.046cm" presentation:class="footer" presentation:user-transformed="true">
        <draw:text-box>
          <text:p/>
        </draw:text-box>
      </draw:frame>
      <draw:frame draw:name="Slide Number Placeholder 8" presentation:style-name="Mpr28" draw:text-style-name="MP11" draw:layer="backgroundobjects" svg:width="7.106cm" svg:height="0.931cm" svg:x="19.707cm" svg:y="16.046cm" presentation:class="page-number" presentation:user-transformed="true">
        <draw:text-box>
          <text:p text:style-name="MP12"><text:span text:style-name="MT4"><text:page-number>3</text:page-number></text:span></text:p>
        </draw:text-box>
      </draw:frame>
      <draw:frame draw:name="Picture 9" draw:style-name="Mgr6" draw:text-style-name="MP6" draw:layer="backgroundobjects" svg:width="27.999cm" svg:height="15.625cm" svg:x="0cm" svg:y="0cm">
        <draw:image xlink:href="Pictures/10000000000003C9000001E7BDE8E7A8DC5139F2.jpg" xlink:type="simple" xlink:show="embed" xlink:actuate="onLoad" loext:mime-type="image/jpeg">
          <text:p/>
        </draw:image>
        <svg:desc>A computer sitting on top of a table

Description automatically generated</svg:desc>
      </draw:frame>
      <draw:frame draw:name="Title 1" presentation:style-name="Mpr29" draw:text-style-name="MP22" draw:layer="backgroundobjects" svg:width="12.899cm" svg:height="3.228cm" svg:x="13.998cm" svg:y="7.135cm" presentation:class="title" presentation:user-transformed="true">
        <draw:text-box>
          <text:p text:style-name="MP21"><text:span text:style-name="MT11">Kiitos.</text:span><text:span text:style-name="MT11"><text:line-break/></text:span><text:span text:style-name="MT11">Thank you.</text:span></text:p>
        </draw:text-box>
      </draw:frame>
      <draw:frame draw:name="Text Placeholder 2" presentation:style-name="Mpr30" draw:text-style-name="MP19" draw:layer="backgroundobjects" svg:width="12.814cm" svg:height="4.267cm" svg:x="13.998cm" svg:y="10.363cm" presentation:class="outline" presentation:user-transformed="true">
        <draw:text-box>
          <text:list text:style-name="ML3">
            <text:list-item>
              <text:p text:style-name="MP23"><text:span text:style-name="MT12"><text:line-break/></text:span><text:span text:style-name="MT13">Etunimi Sukunimi</text:span></text:p>
              <text:list>
                <text:list-item>
                  <text:p text:style-name="MP24"><text:span text:style-name="MT13">040 XXX XXXX</text:span><text:span text:style-name="MT12"><text:line-break/></text:span><text:span text:style-name="MT12">esimerkkinimi@esimerkkiosoite.com </text:span></text:p>
                </text:list-item>
              </text:list>
            </text:list-item>
          </text:list>
        </draw:text-box>
      </draw:frame>
      <presentation:notes style:page-layout-name="PM0">
        <draw:page-thumbnail presentation:style-name="_31_2_5f_End_5f_Slide-title" draw:layer="backgroundobjects" svg:width="19.798cm" svg:height="11.136cm" svg:x="0.6cm" svg:y="2.257cm" presentation:class="page"/>
        <draw:frame presentation:style-name="_31_2_5f_End_5f_Slid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Sovellutuksen elinkaari</dc:title>
    <meta:initial-creator>Isonikkilä Sauli</meta:initial-creator>
    <dc:creator>Sauli Isonikkilä </dc:creator>
    <meta:editing-cycles>251</meta:editing-cycles>
    <meta:print-date>2020-09-28T07:56:54</meta:print-date>
    <meta:creation-date>2020-11-11T09:16:24</meta:creation-date>
    <dc:date>2024-04-01T11:11:43.589000000</dc:date>
    <meta:editing-duration>PT13H53M</meta:editing-duration>
    <meta:generator>LibreOffice/6.4.7.2$Windows_X86_64 LibreOffice_project/639b8ac485750d5696d7590a72ef1b496725cfb5</meta:generator>
    <meta:document-statistic meta:object-count="139"/>
    <meta:user-defined meta:name="AppVersion">16.0000</meta:user-defined>
    <meta:user-defined meta:name="Company">Haaga-Helia</meta:user-defined>
    <meta:user-defined meta:name="ContentTypeId">0x0101009710B928A7D99546A0E95307F9DA00E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meta:user-defined>
    <meta:template xlink:type="simple" xlink:actuate="onRequest" xlink:title="blank" xlink:href=""/>
  </office:meta>
</office:document-meta>
</file>